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7b4b" officeooo:paragraph-rsid="000d7b4b"/>
    </style:style>
    <style:style style:name="P2" style:family="paragraph" style:parent-style-name="Preformatted_20_Text">
      <style:text-properties officeooo:rsid="000f7af9" officeooo:paragraph-rsid="000f7af9"/>
    </style:style>
    <style:style style:name="P3" style:family="paragraph" style:parent-style-name="Preformatted_20_Text">
      <style:text-properties officeooo:rsid="001246f6" officeooo:paragraph-rsid="001246f6"/>
    </style:style>
    <style:style style:name="T1" style:family="text">
      <style:text-properties officeooo:rsid="000d7b4b"/>
    </style:style>
    <style:style style:name="T2" style:family="text">
      <style:text-properties officeooo:rsid="000f7af9"/>
    </style:style>
    <style:style style:name="T3" style:family="text">
      <style:text-properties officeooo:rsid="0010e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ntroduction #</text:p>
      <text:p text:style-name="P1">`TrumpTracker` is a simple website which can load the latest 25 articles from “us.cnn.com/politics” about Donald Trump. </text:p>
      <text:p text:style-name="P1"/>
      <text:p text:style-name="P1"># Installation #</text:p>
      <text:p text:style-name="P1">This website is built <text:span text:style-name="T2">to run on the address ‘localhost:5000’ </text:span>using the [Flask](<text:a xlink:type="simple" xlink:href="http://flask.pocoo.org/" text:style-name="Internet_20_link" text:visited-style-name="Visited_20_Internet_20_Link">http://flask.pocoo.org/</text:a>) framework. <text:span text:style-name="T2">In order to run the website, the following dependencies must be present on the system:</text:span></text:p>
      <text:p text:style-name="P1"/>
      <text:p text:style-name="P2">1. <text:span text:style-name="T3">Python3.5 – Website is built upon the Flask fram<text:tab/>ework which itself works off of Python. There are also custom codes for data fetching and processing which written in Python3.5. </text:span></text:p>
      <text:p text:style-name="P2"/>
      <text:p text:style-name="P3">2. Flask – The [<text:span text:style-name="T1">Flask](</text:span><text:a xlink:type="simple" xlink:href="http://flask.pocoo.org/" text:style-name="Internet_20_link" text:visited-style-name="Visited_20_Internet_20_Link"><text:span text:style-name="T1">http://flask.pocoo.org/</text:span></text:a><text:span text:style-name="T1">) framework </text:span>is required to run the website on localhost.</text:p>
      <text:p text:style-name="P3"/>
      <text:p text:style-name="P3">3. Selenium – This library is used as a web driver, something that acts like a browser and emulates its actions, in order to load the scraping target website and fetch its da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4T14:01:23.559293217</dc:date>
    <meta:editing-duration>PT5M35S</meta:editing-duration>
    <meta:editing-cycles>1</meta:editing-cycles>
    <meta:document-statistic meta:table-count="0" meta:image-count="0" meta:object-count="0" meta:page-count="1" meta:paragraph-count="7" meta:word-count="127" meta:character-count="814" meta:non-whitespace-character-count="688"/>
    <meta:generator>LibreOffice/5.1.6.2$Linux_X86_64 LibreOffice_project/10m0$Build-2</meta:generator>
  </office:meta>
</office:document-meta>
</file>